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/>
    <style:style style:name="T7_1" style:family="text"/>
    <style:style style:name="T7_2" style:family="text">
      <style:text-properties fo:font-style="italic" style:font-style-asian="italic" style:font-style-complex="italic" fo:language="none" fo:language-asian="none" fo:language-complex="none"/>
    </style:style>
    <style:style style:name="T7_3" style:family="text"/>
    <style:style style:name="P8" style:family="paragraph" style:parent-style-name="Heading_20_2">
      <style:paragraph-properties fo:margin-top="0.527cm" fo:margin-bottom="0.527cm"/>
    </style:style>
    <style:style style:name="T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9" style:family="paragraph" style:parent-style-name="Heading_20_3">
      <style:paragraph-properties fo:margin-top="0.496cm" fo:margin-bottom="0.496cm"/>
    </style:style>
    <style:style style:name="T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Normal"/>
    <style:style style:name="T10_1" style:family="text"/>
    <style:style style:name="T10_2" style:family="text">
      <style:text-properties fo:font-style="italic" style:font-style-asian="italic" style:font-style-complex="italic" fo:language="none" fo:language-asian="none" fo:language-complex="none"/>
    </style:style>
    <style:style style:name="T10_3" style:family="text"/>
    <style:style style:name="T10_4" style:family="text">
      <style:text-properties fo:font-style="italic" style:font-style-asian="italic" style:font-style-complex="italic" fo:language="none" fo:language-asian="none" fo:language-complex="none"/>
    </style:style>
    <style:style style:name="T10_5" style:family="text"/>
    <style:style style:name="T10_6" style:family="text">
      <style:text-properties fo:font-style="italic" style:font-style-asian="italic" style:font-style-complex="italic" fo:language="none" fo:language-asian="none" fo:language-complex="none"/>
    </style:style>
    <style:style style:name="T10_7" style:family="text"/>
    <style:style style:name="T10_8" style:family="text">
      <style:text-properties fo:language="none" fo:language-asian="none" fo:language-complex="none" fo:font-weight="bold" style:font-weight-asian="bold" style:font-weight-complex="bold"/>
    </style:style>
    <style:style style:name="T10_9" style:family="text"/>
    <style:style style:name="T10_10" style:family="text"/>
    <style:style style:name="T10_11" style:family="text">
      <style:text-properties fo:color="#0000ee" fo:language="none" fo:language-asian="none" fo:language-complex="none" style:text-underline-style="solid" style:text-underline-color="font-color"/>
    </style:style>
    <style:style style:name="T10_12" style:family="text"/>
    <style:style style:name="T10_13" style:family="text">
      <style:text-properties fo:font-style="italic" style:font-style-asian="italic" style:font-style-complex="italic" fo:language="none" fo:language-asian="none" fo:language-complex="none"/>
    </style:style>
    <style:style style:name="T10_14" style:family="text"/>
    <style:style style:name="T10_15" style:family="text">
      <style:text-properties fo:font-style="italic" style:font-style-asian="italic" style:font-style-complex="italic" fo:language="none" fo:language-asian="none" fo:language-complex="none"/>
    </style:style>
    <style:style style:name="T10_16" style:family="text"/>
    <style:style style:name="T10_17" style:family="text">
      <style:text-properties fo:font-style="italic" style:font-style-asian="italic" style:font-style-complex="italic" fo:language="none" fo:language-asian="none" fo:language-complex="none"/>
    </style:style>
    <style:style style:name="T10_18" style:family="text"/>
    <style:style style:name="T10_19" style:family="text">
      <style:text-properties fo:font-style="italic" style:font-style-asian="italic" style:font-style-complex="italic" fo:language="none" fo:language-asian="none" fo:language-complex="none"/>
    </style:style>
    <style:style style:name="T10_20" style:family="text"/>
    <style:style style:name="T10_21" style:family="text">
      <style:text-properties fo:font-style="italic" style:font-style-asian="italic" style:font-style-complex="italic" fo:language="none" fo:language-asian="none" fo:language-complex="none"/>
    </style:style>
    <style:style style:name="T10_22" style:family="text"/>
    <style:style style:name="P11" style:family="paragraph" style:parent-style-name="Heading_20_3">
      <style:paragraph-properties fo:margin-top="0.496cm" fo:margin-bottom="0.496cm"/>
    </style:style>
    <style:style style:name="T1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2" style:family="paragraph" style:parent-style-name="Normal"/>
    <style:style style:name="T12_1" style:family="text"/>
    <style:style style:name="T12_2" style:family="text">
      <style:text-properties fo:font-style="italic" style:font-style-asian="italic" style:font-style-complex="italic" fo:language="none" fo:language-asian="none" fo:language-complex="none"/>
    </style:style>
    <style:style style:name="T12_3" style:family="text"/>
    <style:style style:name="P13" style:family="paragraph" style:parent-style-name="Heading_20_2">
      <style:paragraph-properties fo:margin-top="0.527cm" fo:margin-bottom="0.527cm"/>
    </style:style>
    <style:style style:name="T13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4" style:family="paragraph" style:parent-style-name="Normal"/>
    <style:style style:name="T14_1" style:family="text"/>
  </office:automatic-styles>
  <office:body>
    <office:text>
      <text:h text:style-name="P1" text:outline-level="1"><text:span text:style-name="T1_1">Playing<text:s/>With<text:s/>Blocks:<text:s/>The<text:s/>Basics<text:s/>of<text:s/>Blockchain<text:s/>Databases<text:s/>(Part<text:s/>1<text:s/>-<text:s/>Blockchain<text:s/>for<text:s/>Everyone)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8-11-01<text:s/>02:14:18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Blockchain<text:s/>is<text:s/>the<text:s/>latest<text:s/>and<text:s/>greatest<text:s/>buzzword<text:s/>in<text:s/>the<text:s/>information<text:s/>technology<text:s/>world.<text:s/>From<text:s/>open<text:s/>source,<text:s/>decentralized<text:s/>cryptocurrencies<text:s/>like<text:s/>Bitcoin<text:s/>to<text:s/>traditional<text:s/>financial<text:s/>institutions,<text:s/>it<text:s/>seems<text:s/>as<text:s/>though<text:s/>everyone<text:s/>is<text:s/>dying<text:s/>to<text:s/>create<text:s/>and<text:s/>release<text:s/>their<text:s/>own<text:s/>blockchain<text:s/>based<text:s/>applications.<text:s/>But<text:s/>what<text:s/></text:span><text:span text:style-name="T7_2">is</text:span><text:span text:style-name="T7_3"><text:s/>blockchain?<text:s/>Why<text:s/>is<text:s/>it<text:s/>such<text:s/>a<text:s/>popular<text:s/>concept,<text:s/>and<text:s/>what<text:s/>is<text:s/>it<text:s/>actually<text:s/>good<text:s/>for?<text:s/>Let's<text:s/>discuss.<text:s/></text:span></text:p>
      <text:h text:style-name="P8" text:outline-level="2"><text:span text:style-name="T8_1">What<text:s/>and<text:s/>why:<text:s/>Blockchain<text:s/>simplified</text:span></text:h>
      <text:h text:style-name="P9" text:outline-level="3"><text:span text:style-name="T9_1">What<text:s/>is<text:s/>blockchain?</text:span></text:h>
      <text:p text:style-name="P10"><text:span text:style-name="T10_1">So<text:s/>you've<text:s/>heard<text:s/>that<text:s/>blockchain<text:s/>is<text:s/>going<text:s/>to<text:s/>revolutionize<text:s/>everything,<text:s/>but<text:s/>what<text:s/>is<text:s/>it<text:s/>exactly?<text:s/>Let's<text:s/>cut<text:s/>through<text:s/>the<text:s/>hype<text:s/>and<text:s/>discuss<text:s/>the<text:s/>technical<text:s/>foundations<text:s/>of<text:s/>Blockchain.<text:s/>A<text:s/>blockchain<text:s/>is<text:s/>a<text:s/></text:span><text:span text:style-name="T10_2">distributed</text:span><text:span text:style-name="T10_3">,<text:s/></text:span><text:span text:style-name="T10_4">cryptographically<text:s/>secured</text:span><text:span text:style-name="T10_5"><text:s/>database<text:s/>that<text:s/>focuses<text:s/>on<text:s/>making<text:s/>historical<text:s/>data<text:s/></text:span><text:span text:style-name="T10_6">immutable</text:span><text:span text:style-name="T10_7">.<text:s/>In<text:s/>a<text:s/>traditional<text:s/>database,<text:s/>information<text:s/>is<text:s/>often<text:s/>stored<text:s/>on<text:s/>one<text:s/>or<text:s/>a<text:s/>few<text:s/>machines,<text:s/>controlled<text:s/>by<text:s/>a<text:s/>central<text:s/>authority.<text:s/>Access<text:s/>is<text:s/>controlled<text:s/>by<text:s/>this<text:s/>authority<text:s/>(think<text:s/>IT<text:s/>administrator)<text:s/>and<text:s/>the<text:s/>data<text:s/>is<text:s/>kept<text:s/>secure<text:s/>by<text:s/>granting<text:s/>credentials<text:s/>to<text:s/>modify<text:s/>that<text:s/>data<text:s/>to<text:s/>a<text:s/>select<text:s/>few<text:s/>trusted<text:s/>parties.<text:s/>By<text:s/>contrast,<text:s/>a<text:s/>blockchain<text:s/>database<text:s/>is<text:s/>governed<text:s/>by<text:s/>what<text:s/>is<text:s/>called<text:s/></text:span><text:span text:style-name="T10_8">distributed<text:s/>consensus</text:span><text:span text:style-name="T10_9">,<text:s/>using<text:s/>mechanisms<text:s/>such<text:s/>as<text:s/>proof-of-work.<text:s/>For<text:s/>more<text:s/>information<text:s/>on<text:s/>proof-of-work,<text:s/>you<text:s/>can<text:s/>read<text:s/>my<text:s/></text:span><text:span text:style-name="T10_10"><text:a xlink:type="simple" xlink:href="https://chaintuts.com/117"><text:span text:style-name="T10_11">series<text:s/>of<text:s/>articles<text:s/>on<text:s/>it.</text:span></text:a></text:span><text:span text:style-name="T10_12">.<text:s/>The<text:s/>important<text:s/>thing<text:s/>to<text:s/>note<text:s/>is<text:s/>that<text:s/>(in<text:s/>general),<text:s/></text:span><text:span text:style-name="T10_13">no<text:s/>one<text:s/>central<text:s/>person<text:s/>or<text:s/>authority<text:s/>decides<text:s/>what<text:s/>data<text:s/>is<text:s/>"verified"</text:span><text:span text:style-name="T10_14"><text:s/>in<text:s/>a<text:s/>blockchain,<text:s/>a<text:s/>community<text:s/>of<text:s/>network<text:s/>nodes<text:s/>and<text:s/>software<text:s/>does.<text:s/>If<text:s/>anyone<text:s/>can<text:s/>modify<text:s/>the<text:s/>data<text:s/>in<text:s/>a<text:s/>blockchain<text:s/>rather<text:s/>than<text:s/>a<text:s/>trusted<text:s/>party,<text:s/>then<text:s/>how<text:s/>is<text:s/>this<text:s/>consensus<text:s/>on<text:s/>what<text:s/>is<text:s/>correct<text:s/>achieved?<text:s/>Again,<text:s/>the<text:s/>secret<text:s/>lies<text:s/>in<text:s/>the<text:s/>science<text:s/>of<text:s/>cryptography.<text:s/>Through<text:s/>a<text:s/>mechanism<text:s/>like<text:s/>proof-of-work,<text:s/>a<text:s/>cryptographic<text:s/>puzzle<text:s/>is<text:s/>solved<text:s/>by<text:s/>software<text:s/>with<text:s/>some<text:s/>incentive<text:s/>to<text:s/>do<text:s/>so.<text:s/>In<text:s/>Bitcoin,<text:s/>the<text:s/>node<text:s/>that<text:s/>solves<text:s/>this<text:s/>puzzle<text:s/>is<text:s/>granted<text:s/>new<text:s/>currency.<text:s/>The<text:s/>real<text:s/>magic,<text:s/>however,<text:s/>is<text:s/>the<text:s/>fact<text:s/>that<text:s/>any<text:s/>other<text:s/>node<text:s/>in<text:s/>the<text:s/>network<text:s/>can<text:s/>verify<text:s/>that<text:s/>this<text:s/>answer<text:s/>is<text:s/>correct<text:s/>in<text:s/>a<text:s/>split<text:s/>second,<text:s/>so<text:s/>anyone<text:s/>can<text:s/></text:span><text:span text:style-name="T10_15">independently</text:span><text:span text:style-name="T10_16"><text:s/>verify<text:s/>that<text:s/>a<text:s/>block<text:s/>meets<text:s/>the<text:s/>cryptographic<text:s/>standards<text:s/>set<text:s/>by<text:s/>that<text:s/>blockchain's<text:s/>protocol.<text:s/>You<text:s/>may<text:s/>be<text:s/>wondering<text:s/>how<text:s/>the<text:s/>cryptography<text:s/>in<text:s/>each<text:s/>block<text:s/>keeps<text:s/>the<text:s/>overall<text:s/>blockchain<text:s/>secure.<text:s/>This<text:s/>is<text:s/>the<text:s/>question<text:s/>of<text:s/></text:span><text:span text:style-name="T10_17">immutability</text:span><text:span text:style-name="T10_18">,<text:s/>or<text:s/>how<text:s/>easy<text:s/>it<text:s/>is<text:s/>to<text:s/>modify<text:s/>the<text:s/>history<text:s/>stored<text:s/>in<text:s/>the<text:s/>blockchain.<text:s/>Blockchains<text:s/>solve<text:s/>this<text:s/>by<text:s/>cryptographically<text:s/>"linking"<text:s/>each<text:s/>block<text:s/>to<text:s/>the<text:s/>previous<text:s/>block,<text:s/>thereby<text:s/>making<text:s/>each<text:s/>individual<text:s/>block<text:s/>a<text:s/>critical<text:s/>part<text:s/>of<text:s/>the<text:s/>history<text:s/>stored<text:s/>by<text:s/>that<text:s/>"chain".<text:s/>Each<text:s/>block<text:s/>has<text:s/>a<text:s/>header<text:s/>full<text:s/>of<text:s/>useful<text:s/>metadata<text:s/>about<text:s/>that<text:s/>block<text:s/>-<text:s/>a<text:s/>timestamp,<text:s/>a<text:s/>"summary"<text:s/>of<text:s/>the<text:s/>included<text:s/>data<text:s/>or<text:s/>transactions,<text:s/>a<text:s/>difficulty<text:s/>target<text:s/>and<text:s/>nonce<text:s/>for<text:s/>mining<text:s/>(part<text:s/>of<text:s/>proof-of-work),<text:s/>and<text:s/>the<text:s/>hash<text:s/>of<text:s/>the<text:s/></text:span><text:span text:style-name="T10_19">previous</text:span><text:span text:style-name="T10_20"><text:s/>block's<text:s/>header.<text:s/>Each<text:s/>block<text:s/>header<text:s/>is<text:s/>run<text:s/>through<text:s/>a<text:s/>one-way,<text:s/>cryptographically<text:s/>secure<text:s/>function<text:s/>called<text:s/>a<text:s/>"hash<text:s/>function"<text:s/>that<text:s/>creates<text:s/>a<text:s/>unique<text:s/>digital<text:s/>fingerprint<text:s/>for<text:s/>the<text:s/>data.<text:s/>Immutability<text:s/>is<text:s/>achieved<text:s/>when<text:s/>combining<text:s/>the<text:s/>proof-of-work<text:s/>consensus<text:s/>mechanism<text:s/>with<text:s/>this<text:s/>system<text:s/>of<text:s/>chaining<text:s/>each<text:s/>block<text:s/>together.<text:s/>In<text:s/>order<text:s/>to<text:s/>create<text:s/>each<text:s/>block,<text:s/>the<text:s/>cryptographic<text:s/>puzzle<text:s/>solved<text:s/>by<text:s/>the<text:s/>proof-of-work<text:s/>algorithm<text:s/>allows<text:s/>a<text:s/>unique<text:s/>block<text:s/>header<text:s/>hash<text:s/>to<text:s/>be<text:s/>generated.<text:s/>It<text:s/>is<text:s/>computationally<text:s/>difficult<text:s/>to<text:s/>get<text:s/>this<text:s/>value,<text:s/>but<text:s/>very<text:s/>easy<text:s/>to<text:s/>verify<text:s/>it<text:s/>is<text:s/>correct.<text:s/>Now,<text:s/>it's<text:s/>not<text:s/>that<text:s/>hard<text:s/>to<text:s/>re-solve<text:s/>that<text:s/>hard<text:s/>problem<text:s/>in<text:s/>a<text:s/>matter<text:s/>of<text:s/>minutes...it<text:s/>would<text:s/>be<text:s/>easy<text:s/>to<text:s/>create<text:s/>a<text:s/>fake<text:s/>block<text:s/>at<text:s/>the<text:s/>top<text:s/>of<text:s/>the<text:s/>chain.<text:s/>But<text:s/>what<text:s/>about<text:s/>10<text:s/>blocks<text:s/>back?<text:s/>Well,<text:s/>since<text:s/>each<text:s/>block<text:s/>contains<text:s/>a<text:s/>hash<text:s/>of<text:s/>the<text:s/>previous<text:s/>block<text:s/>header<text:s/>that<text:s/>is<text:s/>generated<text:s/>by<text:s/>solving<text:s/>this<text:s/>hard<text:s/>problem,<text:s/>you<text:s/>would<text:s/>have<text:s/>to<text:s/>now<text:s/>fake<text:s/>history<text:s/>for<text:s/></text:span><text:span text:style-name="T10_21">ten</text:span><text:span text:style-name="T10_22"><text:s/>whole<text:s/>blocks!<text:s/>It<text:s/>is<text:s/>exponentially<text:s/>more<text:s/>difficult<text:s/>to<text:s/>do<text:s/>so<text:s/>the<text:s/>further<text:s/>back<text:s/>in<text:s/>the<text:s/>chain<text:s/>that<text:s/>you<text:s/>go.<text:s/>Unless<text:s/>you<text:s/>can<text:s/>truly<text:s/>do<text:s/>the<text:s/>work<text:s/>required<text:s/>to<text:s/>fake<text:s/>history<text:s/>in<text:s/>a<text:s/>blockchain,<text:s/>any<text:s/>independent<text:s/>network<text:s/>node<text:s/>could<text:s/>easily<text:s/>see<text:s/>that<text:s/>the<text:s/>rest<text:s/>of<text:s/>your<text:s/>history<text:s/>on<text:s/>forward<text:s/>is<text:s/>invalid.<text:s/>The<text:s/>immense<text:s/>difficulty<text:s/>of<text:s/>"faking"<text:s/>history<text:s/>in<text:s/>a<text:s/>blockchain<text:s/>gives<text:s/>it<text:s/>the<text:s/>most<text:s/>important<text:s/>property<text:s/>it<text:s/>has,<text:s/>its<text:s/>immutability.<text:s/></text:span></text:p>
      <text:h text:style-name="P11" text:outline-level="3"><text:span text:style-name="T11_1">Cool,<text:s/>so<text:s/>why<text:s/>is<text:s/>it<text:s/>useful<text:s/>then?</text:span></text:h>
      <text:p text:style-name="P12"><text:span text:style-name="T12_1">By<text:s/>far<text:s/>the<text:s/>most<text:s/>important<text:s/>aspect<text:s/>of<text:s/>blockchain,<text:s/>in<text:s/>my<text:s/>opinion,<text:s/>is<text:s/>its<text:s/>ability<text:s/>to<text:s/></text:span><text:span text:style-name="T12_2">decentralize</text:span><text:span text:style-name="T12_3"><text:s/>applications.<text:s/>With<text:s/>a<text:s/>traditional<text:s/>database,<text:s/>a<text:s/>central<text:s/>authority<text:s/>has<text:s/>to<text:s/>be<text:s/>trusted,<text:s/>which<text:s/>can<text:s/>be<text:s/>a<text:s/>disadvantage<text:s/>in<text:s/>applications<text:s/>that<text:s/>are<text:s/>controversial<text:s/>or<text:s/>have<text:s/>high<text:s/>incentives<text:s/>for<text:s/>fraud.<text:s/>For<text:s/>example,<text:s/>previous<text:s/>attempts<text:s/>at<text:s/>digital<text:s/>money<text:s/>like<text:s/>DigiCash<text:s/>had<text:s/>central<text:s/>services<text:s/>for<text:s/>issuing<text:s/>currency<text:s/>and<text:s/>validating<text:s/>transactions.<text:s/>These<text:s/>were<text:s/>promptly<text:s/>shut<text:s/>down<text:s/>by<text:s/>governments<text:s/>that<text:s/>didn't<text:s/>like<text:s/>independent<text:s/>currencies<text:s/>very<text:s/>much.<text:s/>With<text:s/>blockchain,<text:s/>it<text:s/>is<text:s/>possible<text:s/>to<text:s/>have<text:s/>things<text:s/>like<text:s/>completely<text:s/>peer-to-peer<text:s/>money<text:s/>as<text:s/>with<text:s/>Bitcoin,<text:s/>Litecoin,<text:s/>and<text:s/>countless<text:s/>others<text:s/>because<text:s/>no<text:s/>central<text:s/>government<text:s/>or<text:s/>individual<text:s/>has<text:s/>to<text:s/>be<text:s/>trusted!<text:s/>The<text:s/>network<text:s/>is<text:s/>secured<text:s/>by<text:s/>math<text:s/>(cryptography)<text:s/>rather<text:s/>than<text:s/>trust<text:s/>thanks<text:s/>to<text:s/>the<text:s/>blockchain.<text:s/>You<text:s/>don't<text:s/>have<text:s/>to<text:s/>trust<text:s/>anyone<text:s/>to<text:s/>not<text:s/>defraud<text:s/>you<text:s/>of<text:s/>your<text:s/>money,<text:s/>because<text:s/>the<text:s/>math<text:s/>cannot<text:s/>lie<text:s/>about<text:s/>who<text:s/>owns<text:s/>what.<text:s/>The<text:s/>other<text:s/>critical<text:s/>function<text:s/>of<text:s/>blockchains<text:s/>beyond<text:s/>decentralization<text:s/>are<text:s/>the<text:s/>preservation<text:s/>of<text:s/>history.<text:s/>Because<text:s/>blockchains<text:s/>are<text:s/>immutable,<text:s/>they<text:s/>can<text:s/>be<text:s/>useful<text:s/>for<text:s/>keeping<text:s/>things<text:s/>like<text:s/>medical<text:s/>records,<text:s/>property<text:s/>transactions,<text:s/>court<text:s/>histories,<text:s/>and<text:s/>more<text:s/>secure<text:s/>from<text:s/>malicious<text:s/>tampering<text:s/>like<text:s/>a<text:s/>traditional<text:s/>database.<text:s/>This<text:s/>does<text:s/>rely<text:s/>on<text:s/>some<text:s/>degree<text:s/>of<text:s/>decentralization,<text:s/>but<text:s/>even<text:s/>within<text:s/>a<text:s/>single<text:s/>company<text:s/>a<text:s/>blockchain<text:s/>is<text:s/>far<text:s/>harder<text:s/>to<text:s/>tamper<text:s/>with<text:s/>than<text:s/>a<text:s/>traditional<text:s/>database.<text:s/></text:span></text:p>
      <text:h text:style-name="P13" text:outline-level="2"><text:span text:style-name="T13_1">Cool,<text:s/>now<text:s/>I<text:s/>want<text:s/>a<text:s/>blockchain!</text:span></text:h>
      <text:p text:style-name="P14"><text:span text:style-name="T14_1">Blockchains<text:s/>are<text:s/>a<text:s/>fascinating<text:s/>and<text:s/>novel<text:s/>way<text:s/>to<text:s/>handle<text:s/>problems<text:s/>with<text:s/>traditional<text:s/>databases<text:s/>in<text:s/>certain<text:s/>applications.<text:s/>Thanks<text:s/>to<text:s/>the<text:s/>decentralized<text:s/>and<text:s/>cryptographically<text:s/>secure<text:s/>nature<text:s/>of<text:s/>these<text:s/>databases,<text:s/>it's<text:s/>possible<text:s/>to<text:s/>create<text:s/>peer-to-peer<text:s/>applications<text:s/>that<text:s/>don't<text:s/>require<text:s/>trusting<text:s/>a<text:s/>third<text:s/>party<text:s/>-<text:s/>a<text:s/>key<text:s/>problem<text:s/>to<text:s/>solve<text:s/>for<text:s/>concepts<text:s/>like<text:s/>digital<text:s/>money.<text:s/>As<text:s/>well,<text:s/>their<text:s/>immutability<text:s/>makes<text:s/>them<text:s/>useful<text:s/>even<text:s/>beyond<text:s/>the<text:s/>first<text:s/>few<text:s/>money-centric<text:s/>applications<text:s/>that<text:s/>existed<text:s/>-<text:s/>they<text:s/>may<text:s/>be<text:s/>coming<text:s/>do<text:s/>a<text:s/>real-estate<text:s/>authority,<text:s/>doctor's<text:s/>office,<text:s/>or<text:s/>justice<text:s/>system<text:s/>near<text:s/>you!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Playing With Blocks: The Basics of Blockchain Databases (Part 1 - Blockchain for Everyone)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